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ystem design document for Vanaheim</text:p>
      <text:p text:style-name="Preformatted_20_Text"/>
      <text:p text:style-name="Preformatted_20_Text">Table of Contents</text:p>
      <text:p text:style-name="Preformatted_20_Text"/>
      <text:p text:style-name="Preformatted_20_Text"/>
      <text:p text:style-name="Preformatted_20_Text"/>
      <text:p text:style-name="Preformatted_20_Text"><text:s text:c="2"/>Version: 1.0</text:p>
      <text:p text:style-name="Preformatted_20_Text"/>
      <text:p text:style-name="Preformatted_20_Text"><text:s text:c="2"/>Date 2013-05-02</text:p>
      <text:p text:style-name="Preformatted_20_Text"/>
      <text:p text:style-name="Preformatted_20_Text"><text:s text:c="2"/>Author Daniel Jonsson</text:p>
      <text:p text:style-name="Preformatted_20_Text"/>
      <text:p text:style-name="Preformatted_20_Text">This version overrides all previous versions.</text:p>
      <text:p text:style-name="Preformatted_20_Text"/>
      <text:p text:style-name="Preformatted_20_Text">1 Introduction</text:p>
      <text:p text:style-name="Preformatted_20_Text"/>
      <text:p text:style-name="Preformatted_20_Text">Vanahem is a speed type RPG computer game. You play as a character in a real world composed by obstacles , enemys and NPC:s. </text:p>
      <text:p text:style-name="Preformatted_20_Text"/>
      <text:p text:style-name="Preformatted_20_Text">1.1 Design goals</text:p>
      <text:p text:style-name="Preformatted_20_Text"/>
      <text:p text:style-name="Preformatted_20_Text">Our goals when designing the game were to make it easy to expand,add functionality and additional feautures. We also wanted a nice pure structure easy to understand. </text:p>
      <text:p text:style-name="Preformatted_20_Text"/>
      <text:p text:style-name="Preformatted_20_Text">1.2 Definitions, acronyms and abbreviations </text:p>
      <text:p text:style-name="Preformatted_20_Text"/>
      <text:p text:style-name="Preformatted_20_Text">Sprite = A graphic component that can be moved around the screen</text:p>
      <text:p text:style-name="Preformatted_20_Text">NPC <text:s text:c="3"/>= Non-player character. </text:p>
      <text:p text:style-name="Preformatted_20_Text">GUI<text:tab/> = Graphical user interface</text:p>
      <text:p text:style-name="Preformatted_20_Text">MVC<text:tab/> = Model View Controller. Design pattern.</text:p>
      <text:p text:style-name="Preformatted_20_Text">RPG<text:tab/> = Role-playing game.</text:p>
      <text:p text:style-name="Preformatted_20_Text"/>
      <text:p text:style-name="Preformatted_20_Text">2 System design</text:p>
      <text:p text:style-name="Preformatted_20_Text"/>
      <text:p text:style-name="Preformatted_20_Text">2.1 Overview </text:p>
      <text:p text:style-name="Preformatted_20_Text"/>
      <text:p text:style-name="Preformatted_20_Text">Our application uses a pure MVC model.</text:p>
      <text:p text:style-name="Preformatted_20_Text"/>
      <text:p text:style-name="Preformatted_20_Text">2.2 Software decomposition</text:p>
      <text:p text:style-name="Preformatted_20_Text"/>
      <text:p text:style-name="Preformatted_20_Text">2.2.1 General</text:p>
      <text:p text:style-name="Preformatted_20_Text"/>
      <text:p text:style-name="Preformatted_20_Text">Package diagram. For each package an UML class diagram in </text:p>
      <text:p text:style-name="Preformatted_20_Text">appendix</text:p>
      <text:p text:style-name="Preformatted_20_Text"/>
      <text:p text:style-name="Preformatted_20_Text">2.2.2 Decomposition into subsystems </text:p>
      <text:p text:style-name="Preformatted_20_Text"/>
      <text:p text:style-name="Preformatted_20_Text">2.2.3 Layering</text:p>
      <text:p text:style-name="Preformatted_20_Text"/>
      <text:p text:style-name="Preformatted_20_Text">2.2.4 Dependency analysis</text:p>
      <text:p text:style-name="Preformatted_20_Text"/>
      <text:p text:style-name="Preformatted_20_Text">2.3 Concurrency issues</text:p>
      <text:p text:style-name="Preformatted_20_Text"/>
      <text:p text:style-name="Preformatted_20_Text">2.4 Persistent data management</text:p>
      <text:p text:style-name="Preformatted_20_Text"/>
      <text:p text:style-name="Preformatted_20_Text">2.5 Access control and security</text:p>
      <text:p text:style-name="Preformatted_20_Text"/>
      <text:p text:style-name="Preformatted_20_Text">2.6 Boundary conditions </text:p>
      <text:p text:style-name="Preformatted_20_Text"/>
      <text:p text:style-name="Preformatted_20_Text">3 References</text:p>
      <text:p text:style-name="Preformatted_20_Text"/>
      <text:p text:style-name="P1"><text:s text:c="2"/>APPENDIX 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2T11:40:18.75</meta:creation-date>
    <dc:date>2013-05-25T22:50:28.52</dc:date>
    <meta:editing-duration>PT36M34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2" meta:paragraph-count="32" meta:word-count="169" meta:character-count="1088"/>
  </office:meta>
</office:document-meta>
</file>